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paragraph-rsid="0016c9aa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paragraph-rsid="00186848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paragraph-rsid="00186848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Batch Training with Dynamic Networks</text:p>
      <text:p text:style-name="Standard"/>
      <text:p text:style-name="Standard"/>
      <text:p text:style-name="Standard">import numpy as np</text:p>
      <text:p text:style-name="Standard"/>
      <text:p text:style-name="Standard">def train(weight, learn, bias, target, initial, data, epoch):</text:p>
      <text:p text:style-name="Standard"><text:s text:c="4"/>actual_output = 0</text:p>
      <text:p text:style-name="Standard"><text:s text:c="4"/>error = []</text:p>
      <text:p text:style-name="Standard"><text:s text:c="4"/>len_kargs = 0</text:p>
      <text:p text:style-name="Standard"><text:s text:c="4"/>flag = False</text:p>
      <text:p text:style-name="Standard"><text:s text:c="4"/>for j in range(epoch):</text:p>
      <text:p text:style-name="Standard"><text:s text:c="8"/>accumulate_weight = np.array([0.0, 0.0])</text:p>
      <text:p text:style-name="Standard"><text:s text:c="8"/>initial_value=initial</text:p>
      <text:p text:style-name="Standard"><text:s text:c="8"/>for i in range(len(data)):</text:p>
      <text:p text:style-name="Standard"><text:s text:c="12"/></text:p>
      <text:p text:style-name="Standard"><text:s text:c="12"/>p = np.array([[data[i]], [initial_value]])</text:p>
      <text:p text:style-name="Standard"><text:s text:c="12"/>actual_output = (weight.dot(p))+bias</text:p>
      <text:p text:style-name="Standard"><text:s text:c="12"/>error = target[i]-actual_output</text:p>
      <text:p text:style-name="Standard"><text:s text:c="12"/>del_weight = np.transpose(learn*error*p)</text:p>
      <text:p text:style-name="Standard"><text:s text:c="12"/>accumulate_sum=accumulate_weight+ del_weight</text:p>
      <text:p text:style-name="Standard"><text:s text:c="12"/>accumulate_weight=accumulate_sum</text:p>
      <text:p text:style-name="Standard"><text:s text:c="12"/>initial_value =data[i]</text:p>
      <text:p text:style-name="Standard"><text:s text:c="8"/>weight = accumulate_weight</text:p>
      <text:p text:style-name="Standard"><text:s text:c="8"/>print(f"{j+1} Epoch weight <text:s/>= {weight}")</text:p>
      <text:p text:style-name="Standard"/>
      <text:p text:style-name="Standard">if __name__ == "__main__":</text:p>
      <text:p text:style-name="Standard"><text:s text:c="4"/>pi = 1</text:p>
      <text:p text:style-name="Standard"><text:s text:c="4"/>p = [2, 3, 4]</text:p>
      <text:p text:style-name="Standard"><text:s text:c="4"/>weight = np.array([0, 0])</text:p>
      <text:p text:style-name="Standard"><text:s text:c="4"/>target = [3, 5, 6]</text:p>
      <text:p text:style-name="Standard"><text:s text:c="4"/>train(weight=weight, learn=0.02, bias=0,</text:p>
      <text:p text:style-name="Standard"><text:s text:c="10"/>target=target, initial=pi, data=p, epoch=1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tab/><text:tab/><text:tab/></text:p>
      <text:p text:style-name="P3"/>
      <text:p text:style-name="P3"/>
      <text:p text:style-name="P3"><text:soft-page-break/><text:tab/><text:tab/><text:tab/>Batch Training with Static Networks</text:p>
      <text:p text:style-name="P4"/>
      <text:p text:style-name="P4"/>
      <text:p text:style-name="P4">import numpy as np</text:p>
      <text:p text:style-name="P4"/>
      <text:p text:style-name="P4">def train(weight, learn, target,epoch, **kargs):</text:p>
      <text:p text:style-name="P4"><text:s text:c="4"/>actual_output = 0</text:p>
      <text:p text:style-name="P4"><text:s text:c="4"/>error = 0</text:p>
      <text:p text:style-name="P4"><text:s text:c="4"/>weight_change = 0</text:p>
      <text:p text:style-name="P4"><text:s text:c="4"/>len_kargs = 0</text:p>
      <text:p text:style-name="P4"><text:s text:c="4"/>bias = 0</text:p>
      <text:p text:style-name="P4"><text:s text:c="4"/></text:p>
      <text:p text:style-name="P4"><text:s text:c="4"/>for k in range(epoch):</text:p>
      <text:p text:style-name="P4"><text:s text:c="8"/>bias_accumulator=0</text:p>
      <text:p text:style-name="P4"><text:s text:c="8"/>weight_accumulator=0</text:p>
      <text:p text:style-name="P4"><text:s text:c="8"/>for i in kargs:</text:p>
      <text:p text:style-name="P4"><text:s text:c="12"/>len_kargs = len(kargs[i])</text:p>
      <text:p text:style-name="P4"><text:s text:c="12"/>for j in range(len_kargs):</text:p>
      <text:p text:style-name="P4"><text:s text:c="16"/>bias_accumulator += learn*error</text:p>
      <text:p text:style-name="P4"><text:s text:c="16"/>actual_output = (weight.dot(kargs[i][j]))+bias</text:p>
      <text:p text:style-name="P4"><text:s text:c="16"/>error = target[j]-actual_output[0][0]</text:p>
      <text:p text:style-name="P4"><text:s text:c="16"/>weight_change = np.transpose(learn*error*kargs[i][j])</text:p>
      <text:p text:style-name="P4"><text:s text:c="16"/>weight_accumulator+=weight_change</text:p>
      <text:p text:style-name="P4"><text:s text:c="8"/>weight=weight_accumulator</text:p>
      <text:p text:style-name="P4"><text:s text:c="8"/>bias=bias_accumulator</text:p>
      <text:p text:style-name="P4"><text:s text:c="8"/>print(f"weight = {weight},bias = {bias} ")</text:p>
      <text:p text:style-name="P4"/>
      <text:p text:style-name="P4">if __name__ == "__main__":</text:p>
      <text:p text:style-name="P4"><text:s text:c="4"/>p1 = np.array([[1], [2]])</text:p>
      <text:p text:style-name="P4"><text:s text:c="4"/>p2 = np.array([[2], [1]])</text:p>
      <text:p text:style-name="P4"><text:s text:c="4"/>p3 = np.array([[2], [3]])</text:p>
      <text:p text:style-name="P4"><text:s text:c="4"/>p4 = np.array([[3], [1]])</text:p>
      <text:p text:style-name="P4"><text:s text:c="4"/>weight = np.array([[0, 0]])</text:p>
      <text:p text:style-name="P4"><text:s text:c="4"/>target = [4, 5, 7, 7]</text:p>
      <text:p text:style-name="P4"><text:s text:c="4"/>train(weight=weight, learn=0.01, target=target, kargs=[p1, p2, p3, p4],epoch=1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tab/><text:tab/><text:tab/></text:p>
      <text:p text:style-name="P3"/>
      <text:p text:style-name="P3"><text:soft-page-break/></text:p>
      <text:p text:style-name="P3"/>
      <text:p text:style-name="P3"/>
      <text:p text:style-name="P3"><text:tab/><text:tab/><text:tab/>Concurrent Inputs in a Dynamic Network</text:p>
      <text:p text:style-name="P4"/>
      <text:p text:style-name="P4"/>
      <text:p text:style-name="P4">import numpy as np</text:p>
      <text:p text:style-name="P4"/>
      <text:p text:style-name="P4">def net(*args):</text:p>
      <text:p text:style-name="P4"><text:s text:c="4"/>weight = [[1,2]]</text:p>
      <text:p text:style-name="P4"><text:s text:c="4"/>bias= 0</text:p>
      <text:p text:style-name="P4"><text:s text:c="4"/>lst1 = []</text:p>
      <text:p text:style-name="P4"><text:s text:c="4"/>lst2 = []</text:p>
      <text:p text:style-name="P4"><text:s text:c="4"/>lst3 = []</text:p>
      <text:p text:style-name="P4"><text:s text:c="4"/>for i in args:</text:p>
      <text:p text:style-name="P4"><text:s text:c="8"/>lst1.append([i[0]])</text:p>
      <text:p text:style-name="P4"><text:s text:c="8"/>lst2.append([i[1]])</text:p>
      <text:p text:style-name="P4"><text:s text:c="4"/>for i in range(len(lst1)):</text:p>
      <text:p text:style-name="P4"><text:s text:c="8"/>temp =[]</text:p>
      <text:p text:style-name="P4"><text:s text:c="8"/>if i==0:</text:p>
      <text:p text:style-name="P4"><text:s text:c="12"/>temp.append(lst1[i])</text:p>
      <text:p text:style-name="P4"><text:s text:c="12"/>temp.append([0])</text:p>
      <text:p text:style-name="P4"><text:s text:c="12"/>lst3.append(temp.copy())</text:p>
      <text:p text:style-name="P4"><text:s text:c="12"/>temp.clear()</text:p>
      <text:p text:style-name="P4"><text:s text:c="12"/>temp.append(lst2[i])</text:p>
      <text:p text:style-name="P4"><text:s text:c="12"/>temp.append([0])</text:p>
      <text:p text:style-name="P4"><text:s text:c="12"/>lst3.append(temp.copy())</text:p>
      <text:p text:style-name="P4"><text:s text:c="12"/>temp.clear()</text:p>
      <text:p text:style-name="P4"><text:s text:c="8"/>else:</text:p>
      <text:p text:style-name="P4"><text:s text:c="12"/>temp.append(lst1[i])</text:p>
      <text:p text:style-name="P4"><text:s text:c="12"/>temp.append(lst1[i-1])</text:p>
      <text:p text:style-name="P4"><text:s text:c="12"/>lst3.append(temp.copy())</text:p>
      <text:p text:style-name="P4"><text:s text:c="12"/>temp.clear()</text:p>
      <text:p text:style-name="P4"><text:s text:c="12"/>temp.append(lst2[i])</text:p>
      <text:p text:style-name="P4"><text:s text:c="12"/>temp.append(lst2[i-1])</text:p>
      <text:p text:style-name="P4"><text:s text:c="12"/>lst3.append(temp.copy())</text:p>
      <text:p text:style-name="P4"><text:s text:c="12"/>temp.clear()</text:p>
      <text:p text:style-name="P4"><text:s text:c="4"/>result=[]</text:p>
      <text:p text:style-name="P4"><text:s text:c="4"/></text:p>
      <text:p text:style-name="P4"><text:s text:c="4"/>for i in lst3:</text:p>
      <text:p text:style-name="P4"><text:s text:c="8"/>result.append(matrix_multiplication(weight,i))</text:p>
      <text:p text:style-name="P4"><text:s text:c="8"/></text:p>
      <text:p text:style-name="P4"/>
      <text:p text:style-name="P4"><text:s text:c="4"/>count=0</text:p>
      <text:p text:style-name="P4"><text:s text:c="4"/>final = []</text:p>
      <text:p text:style-name="P4"><text:s text:c="4"/>temp =[] <text:s text:c="3"/></text:p>
      <text:p text:style-name="P4"><text:s text:c="4"/>for i in range(len(result)):</text:p>
      <text:p text:style-name="P4"><text:s text:c="8"/>count+=1</text:p>
      <text:p text:style-name="P4"><text:s text:c="8"/>if count==1:</text:p>
      <text:p text:style-name="P4"><text:s text:c="12"/>temp.append(result[i][0][0]+bias)</text:p>
      <text:p text:style-name="P4"><text:s text:c="8"/>if count==2:</text:p>
      <text:p text:style-name="P4"><text:s text:c="12"/>count=0</text:p>
      <text:p text:style-name="P4"><text:soft-page-break/><text:s text:c="12"/>temp.append(result[i][0][0]+bias)</text:p>
      <text:p text:style-name="P4"><text:s text:c="12"/>final.append(temp.copy())</text:p>
      <text:p text:style-name="P4"><text:s text:c="12"/>temp.clear()</text:p>
      <text:p text:style-name="P4"><text:s text:c="4"/>print(final)</text:p>
      <text:p text:style-name="P4"><text:s text:c="4"/></text:p>
      <text:p text:style-name="P4"/>
      <text:p text:style-name="P4">def matrix_multiplication(A,B):</text:p>
      <text:p text:style-name="P4"><text:s text:c="4"/>rowA =len(A)</text:p>
      <text:p text:style-name="P4"><text:s text:c="4"/>colA = len(A[0])</text:p>
      <text:p text:style-name="P4"><text:s text:c="4"/>rowB = len(B)</text:p>
      <text:p text:style-name="P4"><text:s text:c="4"/>colB = len(B[0])</text:p>
      <text:p text:style-name="P4"><text:s text:c="4"/>if colA == rowB:</text:p>
      <text:p text:style-name="P4"><text:s text:c="8"/>result = []</text:p>
      <text:p text:style-name="P4"><text:s text:c="8"/>for i in range(rowA):</text:p>
      <text:p text:style-name="P4"><text:s text:c="12"/>temp =[]</text:p>
      <text:p text:style-name="P4"><text:s text:c="12"/>for j in range(colB):</text:p>
      <text:p text:style-name="P4"><text:s text:c="16"/>temp.append(0)</text:p>
      <text:p text:style-name="P4"><text:s text:c="12"/>result.append(temp.copy())</text:p>
      <text:p text:style-name="P4"><text:s text:c="12"/>temp.clear()</text:p>
      <text:p text:style-name="P4"><text:s text:c="8"/></text:p>
      <text:p text:style-name="P4"><text:s text:c="8"/></text:p>
      <text:p text:style-name="P4"><text:s text:c="8"/>for i in range(rowA):</text:p>
      <text:p text:style-name="P4"><text:s text:c="12"/>for j in range(colB):</text:p>
      <text:p text:style-name="P4"><text:s text:c="16"/>for k in range(rowB):</text:p>
      <text:p text:style-name="P4"><text:s text:c="20"/>result[i][j] += A[i][k] * B[k][j]</text:p>
      <text:p text:style-name="P4"><text:s text:c="8"/>return result</text:p>
      <text:p text:style-name="P4"><text:s text:c="8"/></text:p>
      <text:p text:style-name="P4"><text:s text:c="4"/>else:</text:p>
      <text:p text:style-name="P4"><text:s text:c="8"/>return "Not Possible"</text:p>
      <text:p text:style-name="P4"/>
      <text:p text:style-name="P4">if __name__ == "__main__":</text:p>
      <text:p text:style-name="P4"/>
      <text:p text:style-name="P4"><text:s text:c="4"/>p1 = [1, 4]</text:p>
      <text:p text:style-name="P4"><text:s text:c="4"/>p2 = [2, 3]</text:p>
      <text:p text:style-name="P4"><text:s text:c="4"/>p3 = [3, 2]</text:p>
      <text:p text:style-name="P4"><text:s text:c="4"/>p4 = [4, 1] </text:p>
      <text:p text:style-name="P4"><text:s text:c="4"/>net(p1,p2,p3,p4)</text:p>
      <text:p text:style-name="P4"/>
      <text:p text:style-name="P2"><text:line-break/><text:line-break/><text:line-break/><text:line-break/><text:line-break/><text:line-break/><text:line-break/><text:line-break/><text:line-break/><text:line-break/><text:tab/><text:tab/><text:tab/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Incremental Training of Static Networks</text:p>
      <text:p text:style-name="P4"/>
      <text:p text:style-name="P4"/>
      <text:p text:style-name="P4">import numpy as np</text:p>
      <text:p text:style-name="P4"/>
      <text:p text:style-name="P4">def train(weight, learn, target, **kargs):</text:p>
      <text:p text:style-name="P4"><text:s text:c="4"/>actual_output = 0</text:p>
      <text:p text:style-name="P4"><text:s text:c="4"/>error = 0</text:p>
      <text:p text:style-name="P4"><text:s text:c="4"/>weight_change = 0</text:p>
      <text:p text:style-name="P4"><text:s text:c="4"/>len_kargs = 0</text:p>
      <text:p text:style-name="P4"><text:s text:c="4"/>bias = 0</text:p>
      <text:p text:style-name="P4"/>
      <text:p text:style-name="P4"><text:s text:c="4"/>for i in kargs:</text:p>
      <text:p text:style-name="P4"><text:s text:c="8"/>len_kargs = len(kargs[i])</text:p>
      <text:p text:style-name="P4"><text:s text:c="8"/>for j in range(len_kargs):</text:p>
      <text:p text:style-name="P4"><text:s text:c="12"/>actual_output = (weight.dot(kargs[i][j]))+bias</text:p>
      <text:p text:style-name="P4"><text:s text:c="12"/>error = target[j]-actual_output[0][0]</text:p>
      <text:p text:style-name="P4"><text:s text:c="12"/>print("Actual Output=",actual_output,"Error = ",error )</text:p>
      <text:p text:style-name="P4"><text:s text:c="11"/></text:p>
      <text:p text:style-name="P4"><text:s text:c="12"/>weight_change = np.transpose(learn*error*kargs[i][j])</text:p>
      <text:p text:style-name="P4"><text:s text:c="12"/>weight=weight+weight_change</text:p>
      <text:p text:style-name="P4"><text:s text:c="12"/>bias += learn*error</text:p>
      <text:p text:style-name="P4"/>
      <text:p text:style-name="P4"/>
      <text:p text:style-name="P4">if __name__ == "__main__":</text:p>
      <text:p text:style-name="P4"><text:s text:c="4"/>p1 = np.array([[1], [2]])</text:p>
      <text:p text:style-name="P4"><text:s text:c="4"/>p2 = np.array([[2], [1]])</text:p>
      <text:p text:style-name="P4"><text:s text:c="4"/>p3 = np.array([[2], [3]])</text:p>
      <text:p text:style-name="P4"><text:s text:c="4"/>p4 = np.array([[3], [1]])</text:p>
      <text:p text:style-name="P4"><text:s text:c="4"/>weight = np.array([[0, 0]])</text:p>
      <text:p text:style-name="P4"><text:s text:c="4"/>target = [4, 5, 7, 7]</text:p>
      <text:p text:style-name="P4"><text:s text:c="4"/>train(weight=weight, learn=0.1, target=target, kargs=[p1, p2, p3, p4]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tab/><text:tab/><text:tab/>Incremental Training with Dynamic Networks</text:p>
      <text:p text:style-name="P4"/>
      <text:p text:style-name="P4"/>
      <text:p text:style-name="P4">import numpy as np</text:p>
      <text:p text:style-name="P4"/>
      <text:p text:style-name="P4">def train(weight, learn, bias, target, initial, data):</text:p>
      <text:p text:style-name="P4"><text:s text:c="4"/>actual_output = 0</text:p>
      <text:p text:style-name="P4"><text:s text:c="4"/>error = []</text:p>
      <text:p text:style-name="P4"><text:s text:c="4"/>len_kargs = 0</text:p>
      <text:p text:style-name="P4"><text:s text:c="4"/>flag = False</text:p>
      <text:p text:style-name="P4"><text:s text:c="4"/>for i in range(len(data)):</text:p>
      <text:p text:style-name="P4"><text:s text:c="8"/>p = np.array([[data[i]], [initial]])</text:p>
      <text:p text:style-name="P4"><text:s text:c="8"/>actual_output = (weight.dot(p))+bias</text:p>
      <text:p text:style-name="P4"><text:s text:c="8"/>error = target[i]-actual_output[0]</text:p>
      <text:p text:style-name="P4"><text:s text:c="8"/>del_weight = np.transpose(learn*error*p)</text:p>
      <text:p text:style-name="P4"><text:s text:c="8"/>weight = del_weight+weight</text:p>
      <text:p text:style-name="P4"><text:s text:c="8"/>print(f"actual output = {actual_output[0]},error = {error} ") </text:p>
      <text:p text:style-name="P5"><text:tab/>initial=data[i]</text:p>
      <text:p text:style-name="P4"/>
      <text:p text:style-name="P4">if __name__ == "__main__":</text:p>
      <text:p text:style-name="P4"><text:s text:c="4"/>pi = 1</text:p>
      <text:p text:style-name="P4"><text:s text:c="4"/>p = [2, 3, 4]</text:p>
      <text:p text:style-name="P4"><text:s text:c="4"/>bias = 0</text:p>
      <text:p text:style-name="P4"><text:s text:c="4"/>weight = np.array([0, 0])</text:p>
      <text:p text:style-name="P4"><text:s text:c="4"/>target = [3, 5, 7]</text:p>
      <text:p text:style-name="P4"><text:s text:c="4"/>train(weight=weight, learn=0.1, bias=bias,</text:p>
      <text:p text:style-name="P4"><text:s text:c="10"/>target=target, initial=pi, data=p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1"><text:tab/><text:tab/><text:tab/>Sequential Inputs in a Dynamic Network</text:p>
      <text:p text:style-name="P4"/>
      <text:p text:style-name="P4"/>
      <text:p text:style-name="P4">import numpy as np</text:p>
      <text:p text:style-name="P4"/>
      <text:p text:style-name="P4">def sequentialInputsDynamicNetwork(weight,bias,**kargs):</text:p>
      <text:p text:style-name="P4"><text:s text:c="4"/>sum = []</text:p>
      <text:p text:style-name="P4"><text:s text:c="4"/>for i in kargs:</text:p>
      <text:p text:style-name="P4"><text:s text:c="8"/>for j in range(len(kargs[i])):</text:p>
      <text:p text:style-name="P4"><text:s text:c="12"/>if j==0:</text:p>
      <text:p text:style-name="P4"><text:s text:c="16"/>kargs[i][j] = np.append(kargs[i][j],0)</text:p>
      <text:p text:style-name="P4"><text:s text:c="16"/>sum.append(weight.dot(kargs[i][j])+bias)</text:p>
      <text:p text:style-name="P4"><text:s text:c="16"/></text:p>
      <text:p text:style-name="P4"><text:s text:c="12"/>else:</text:p>
      <text:p text:style-name="P4"><text:s text:c="16"/>kargs[i][j] <text:s/>= np.append(kargs[i][j],kargs[i][j-1][0])</text:p>
      <text:p text:style-name="P4"><text:s text:c="16"/>sum.append([weight.dot(kargs[i][j])+bias])</text:p>
      <text:p text:style-name="P4"><text:s text:c="16"/></text:p>
      <text:p text:style-name="P4"/>
      <text:p text:style-name="P4"><text:s text:c="4"/>print(sum)</text:p>
      <text:p text:style-name="P4"/>
      <text:p text:style-name="P4">if __name__ == "__main__": </text:p>
      <text:p text:style-name="P4"><text:s text:c="4"/></text:p>
      <text:p text:style-name="P4"><text:s text:c="4"/>bias = 0</text:p>
      <text:p text:style-name="P4"><text:s text:c="4"/>w = np.array([[ 1,2]] )</text:p>
      <text:p text:style-name="P4"><text:s text:c="4"/>p1 = np.array([1])</text:p>
      <text:p text:style-name="P4"><text:s text:c="4"/>p2 = np.array([2])</text:p>
      <text:p text:style-name="P4"><text:s text:c="4"/>p3 = np.array([3])</text:p>
      <text:p text:style-name="P4"><text:s text:c="4"/>p4 = np.array([4])</text:p>
      <text:p text:style-name="P4"><text:s text:c="4"/></text:p>
      <text:p text:style-name="P4"><text:s text:c="4"/>sequentialInputsDynamicNetwork(weight=w,bias=bias,kargs=[p1,p2,p3,p4]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3T12:17:47.248177047</meta:creation-date>
    <dc:date>2021-02-13T14:28:44.594702552</dc:date>
    <meta:editing-duration>PT14M25S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7" meta:paragraph-count="215" meta:word-count="602" meta:character-count="6194" meta:non-whitespace-character-count="4304"/>
  </office:meta>
</office:document-meta>
</file>